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9.72mm"/>
    </style:style>
    <style:style style:name="co3" style:family="table-column">
      <style:table-column-properties fo:break-before="auto" style:column-width="33.0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4.log" table:style-name="ta1">
        <table:shapes>
          <draw:frame draw:z-index="0" draw:style-name="gr1" draw:text-style-name="P1" svg:width="159.99mm" svg:height="89.99mm" svg:x="78.53mm" svg:y="1mm">
            <loext:p draw:notify-on-update-of-ranges="'cameraslog_4.log'.A1:'cameraslog_4.log'.A1 'cameraslog_4.log'.A2:'cameraslog_4.log'.A1001 'cameraslog_4.log'.B1:'cameraslog_4.log'.B1 'cameraslog_4.log'.B2:'cameraslog_4.log'.B1001 'cameraslog_4.log'.A1:'cameraslog_4.log'.A1 'cameraslog_4.log'.A2:'cameraslog_4.log'.A1001 'cameraslog_4.log'.C1:'cameraslog_4.log'.C1 'cameraslog_4.log'.C2:'cameraslog_4.log'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33493" calcext:value-type="float">
            <text:p>7,3349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907953" calcext:value-type="float">
            <text:p>7,90795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.565047" calcext:value-type="float">
            <text:p>8,56504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442106" calcext:value-type="float">
            <text:p>8,4421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.443059" calcext:value-type="float">
            <text:p>8,44305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589114" calcext:value-type="float">
            <text:p>8,5891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589114" calcext:value-type="float">
            <text:p>8,5891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927678" calcext:value-type="float">
            <text:p>8,92767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865535" calcext:value-type="float">
            <text:p>8,8655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865535" calcext:value-type="float">
            <text:p>8,8655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.865535" calcext:value-type="float">
            <text:p>8,8655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043156" calcext:value-type="float">
            <text:p>9,0431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.116668" calcext:value-type="float">
            <text:p>9,11666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.116668" calcext:value-type="float">
            <text:p>9,11666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.116668" calcext:value-type="float">
            <text:p>9,11666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.458697" calcext:value-type="float">
            <text:p>9,45869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.563744" calcext:value-type="float">
            <text:p>9,56374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.269686" calcext:value-type="float">
            <text:p>10,26968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.269686" calcext:value-type="float">
            <text:p>10,26968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269686" calcext:value-type="float">
            <text:p>10,26968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.269686" calcext:value-type="float">
            <text:p>10,26968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.532224" calcext:value-type="float">
            <text:p>9,5322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.532224" calcext:value-type="float">
            <text:p>9,5322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.532224" calcext:value-type="float">
            <text:p>9,5322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.605717" calcext:value-type="float">
            <text:p>9,6057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.067642" calcext:value-type="float">
            <text:p>9,06764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.067642" calcext:value-type="float">
            <text:p>9,06764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.067642" calcext:value-type="float">
            <text:p>9,06764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.067642" calcext:value-type="float">
            <text:p>9,06764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.067642" calcext:value-type="float">
            <text:p>9,06764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.529673" calcext:value-type="float">
            <text:p>8,5296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.130648" calcext:value-type="float">
            <text:p>9,13064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.130648" calcext:value-type="float">
            <text:p>9,13064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.130648" calcext:value-type="float">
            <text:p>9,13064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.886605" calcext:value-type="float">
            <text:p>8,8866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.261084" calcext:value-type="float">
            <text:p>8,26108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.347603" calcext:value-type="float">
            <text:p>8,3476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.347603" calcext:value-type="float">
            <text:p>8,3476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.25055" calcext:value-type="float">
            <text:p>8,2505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.25055" calcext:value-type="float">
            <text:p>8,2505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.25055" calcext:value-type="float">
            <text:p>8,2505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.25055" calcext:value-type="float">
            <text:p>8,2505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.256646" calcext:value-type="float">
            <text:p>8,2566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.770341" calcext:value-type="float">
            <text:p>8,77034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.770341" calcext:value-type="float">
            <text:p>8,77034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.770341" calcext:value-type="float">
            <text:p>8,77034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.696837" calcext:value-type="float">
            <text:p>8,6968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.696837" calcext:value-type="float">
            <text:p>8,6968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.696837" calcext:value-type="float">
            <text:p>8,6968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.696837" calcext:value-type="float">
            <text:p>8,6968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.696837" calcext:value-type="float">
            <text:p>8,6968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.696837" calcext:value-type="float">
            <text:p>8,6968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.696837" calcext:value-type="float">
            <text:p>8,6968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.696837" calcext:value-type="float">
            <text:p>8,6968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.301349" calcext:value-type="float">
            <text:p>9,30134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.301349" calcext:value-type="float">
            <text:p>9,30134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.581359" calcext:value-type="float">
            <text:p>8,58135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.581359" calcext:value-type="float">
            <text:p>8,58135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.581359" calcext:value-type="float">
            <text:p>8,58135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.448342" calcext:value-type="float">
            <text:p>8,44834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.283842" calcext:value-type="float">
            <text:p>8,28384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.483289" calcext:value-type="float">
            <text:p>8,4832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.483289" calcext:value-type="float">
            <text:p>8,4832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.483289" calcext:value-type="float">
            <text:p>8,4832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.483289" calcext:value-type="float">
            <text:p>8,4832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.483289" calcext:value-type="float">
            <text:p>8,4832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.483289" calcext:value-type="float">
            <text:p>8,4832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.836781" calcext:value-type="float">
            <text:p>7,8367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.836781" calcext:value-type="float">
            <text:p>7,8367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.836781" calcext:value-type="float">
            <text:p>7,8367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.836781" calcext:value-type="float">
            <text:p>7,8367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.256774" calcext:value-type="float">
            <text:p>7,25677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.256774" calcext:value-type="float">
            <text:p>7,25677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.256774" calcext:value-type="float">
            <text:p>7,25677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.162276" calcext:value-type="float">
            <text:p>7,1622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.350328" calcext:value-type="float">
            <text:p>7,3503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.350328" calcext:value-type="float">
            <text:p>7,3503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.350328" calcext:value-type="float">
            <text:p>7,3503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.350328" calcext:value-type="float">
            <text:p>7,3503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.350328" calcext:value-type="float">
            <text:p>7,3503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.423877" calcext:value-type="float">
            <text:p>7,4238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.423877" calcext:value-type="float">
            <text:p>7,4238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.423877" calcext:value-type="float">
            <text:p>7,4238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.423877" calcext:value-type="float">
            <text:p>7,4238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.462336" calcext:value-type="float">
            <text:p>7,4623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.997629" calcext:value-type="float">
            <text:p>6,9976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.997629" calcext:value-type="float">
            <text:p>6,9976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.997629" calcext:value-type="float">
            <text:p>6,9976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.997629" calcext:value-type="float">
            <text:p>6,9976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.403635" calcext:value-type="float">
            <text:p>6,4036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.470151" calcext:value-type="float">
            <text:p>6,47015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.470151" calcext:value-type="float">
            <text:p>6,47015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.470151" calcext:value-type="float">
            <text:p>6,47015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.470151" calcext:value-type="float">
            <text:p>6,47015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.470151" calcext:value-type="float">
            <text:p>6,47015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.470151" calcext:value-type="float">
            <text:p>6,47015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.470151" calcext:value-type="float">
            <text:p>6,47015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.470151" calcext:value-type="float">
            <text:p>6,47015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.470151" calcext:value-type="float">
            <text:p>6,47015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470151" calcext:value-type="float">
            <text:p>6,47015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.470151" calcext:value-type="float">
            <text:p>6,47015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.470151" calcext:value-type="float">
            <text:p>6,47015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.470151" calcext:value-type="float">
            <text:p>6,47015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.221648" calcext:value-type="float">
            <text:p>6,2216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.221648" calcext:value-type="float">
            <text:p>6,2216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.221648" calcext:value-type="float">
            <text:p>6,2216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.221648" calcext:value-type="float">
            <text:p>6,2216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.221648" calcext:value-type="float">
            <text:p>6,2216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.221648" calcext:value-type="float">
            <text:p>6,2216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.221648" calcext:value-type="float">
            <text:p>6,2216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.682898" calcext:value-type="float">
            <text:p>6,6828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.633898" calcext:value-type="float">
            <text:p>6,6338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.633898" calcext:value-type="float">
            <text:p>6,6338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.633898" calcext:value-type="float">
            <text:p>6,6338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.633898" calcext:value-type="float">
            <text:p>6,6338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.633898" calcext:value-type="float">
            <text:p>6,6338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.633898" calcext:value-type="float">
            <text:p>6,6338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.633898" calcext:value-type="float">
            <text:p>6,6338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.633898" calcext:value-type="float">
            <text:p>6,6338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.633898" calcext:value-type="float">
            <text:p>6,6338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.633898" calcext:value-type="float">
            <text:p>6,6338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.633898" calcext:value-type="float">
            <text:p>6,6338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.633898" calcext:value-type="float">
            <text:p>6,6338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.633898" calcext:value-type="float">
            <text:p>6,6338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.633898" calcext:value-type="float">
            <text:p>6,6338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.633898" calcext:value-type="float">
            <text:p>6,6338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.633898" calcext:value-type="float">
            <text:p>6,6338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633898" calcext:value-type="float">
            <text:p>6,6338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.633898" calcext:value-type="float">
            <text:p>6,6338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633898" calcext:value-type="float">
            <text:p>6,6338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.633898" calcext:value-type="float">
            <text:p>6,6338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.633898" calcext:value-type="float">
            <text:p>6,6338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.633898" calcext:value-type="float">
            <text:p>6,6338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.633898" calcext:value-type="float">
            <text:p>6,6338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.633898" calcext:value-type="float">
            <text:p>6,6338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.633898" calcext:value-type="float">
            <text:p>6,6338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.633898" calcext:value-type="float">
            <text:p>6,6338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.633898" calcext:value-type="float">
            <text:p>6,6338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.633898" calcext:value-type="float">
            <text:p>6,6338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633898" calcext:value-type="float">
            <text:p>6,6338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.130877" calcext:value-type="float">
            <text:p>6,1308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.130877" calcext:value-type="float">
            <text:p>6,1308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.130877" calcext:value-type="float">
            <text:p>6,1308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.130877" calcext:value-type="float">
            <text:p>6,1308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.130877" calcext:value-type="float">
            <text:p>6,1308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.130877" calcext:value-type="float">
            <text:p>6,1308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.130877" calcext:value-type="float">
            <text:p>6,1308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.130877" calcext:value-type="float">
            <text:p>6,1308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.130877" calcext:value-type="float">
            <text:p>6,1308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130877" calcext:value-type="float">
            <text:p>6,1308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.130877" calcext:value-type="float">
            <text:p>6,1308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.130877" calcext:value-type="float">
            <text:p>6,1308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.130877" calcext:value-type="float">
            <text:p>6,1308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.130877" calcext:value-type="float">
            <text:p>6,1308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.130877" calcext:value-type="float">
            <text:p>6,1308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.130877" calcext:value-type="float">
            <text:p>6,1308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.130877" calcext:value-type="float">
            <text:p>6,1308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.130877" calcext:value-type="float">
            <text:p>6,1308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.130877" calcext:value-type="float">
            <text:p>6,1308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.130877" calcext:value-type="float">
            <text:p>6,1308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.130877" calcext:value-type="float">
            <text:p>6,1308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.130877" calcext:value-type="float">
            <text:p>6,1308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.130877" calcext:value-type="float">
            <text:p>6,1308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.29877" calcext:value-type="float">
            <text:p>6,298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.29877" calcext:value-type="float">
            <text:p>6,298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.29877" calcext:value-type="float">
            <text:p>6,298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.29877" calcext:value-type="float">
            <text:p>6,298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.29877" calcext:value-type="float">
            <text:p>6,298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.29877" calcext:value-type="float">
            <text:p>6,298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.29877" calcext:value-type="float">
            <text:p>6,298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.42223" calcext:value-type="float">
            <text:p>6,422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.42223" calcext:value-type="float">
            <text:p>6,422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.42223" calcext:value-type="float">
            <text:p>6,422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.42223" calcext:value-type="float">
            <text:p>6,422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42223" calcext:value-type="float">
            <text:p>6,422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.42223" calcext:value-type="float">
            <text:p>6,422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.435272" calcext:value-type="float">
            <text:p>6,43527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.435272" calcext:value-type="float">
            <text:p>6,43527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.435272" calcext:value-type="float">
            <text:p>6,43527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.435272" calcext:value-type="float">
            <text:p>6,43527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.79232" calcext:value-type="float">
            <text:p>5,792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.79232" calcext:value-type="float">
            <text:p>5,792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.79232" calcext:value-type="float">
            <text:p>5,792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.79232" calcext:value-type="float">
            <text:p>5,792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.79232" calcext:value-type="float">
            <text:p>5,792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.79232" calcext:value-type="float">
            <text:p>5,792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.79232" calcext:value-type="float">
            <text:p>5,792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.79232" calcext:value-type="float">
            <text:p>5,792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.79232" calcext:value-type="float">
            <text:p>5,792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.79232" calcext:value-type="float">
            <text:p>5,792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.79232" calcext:value-type="float">
            <text:p>5,792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.79232" calcext:value-type="float">
            <text:p>5,792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.79232" calcext:value-type="float">
            <text:p>5,792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.79232" calcext:value-type="float">
            <text:p>5,792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.79232" calcext:value-type="float">
            <text:p>5,792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.79232" calcext:value-type="float">
            <text:p>5,792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.79232" calcext:value-type="float">
            <text:p>5,792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.79232" calcext:value-type="float">
            <text:p>5,792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.79232" calcext:value-type="float">
            <text:p>5,792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.79232" calcext:value-type="float">
            <text:p>5,792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.79232" calcext:value-type="float">
            <text:p>5,792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.79232" calcext:value-type="float">
            <text:p>5,792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.79232" calcext:value-type="float">
            <text:p>5,792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.79232" calcext:value-type="float">
            <text:p>5,792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.79232" calcext:value-type="float">
            <text:p>5,792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.491866" calcext:value-type="float">
            <text:p>5,4918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.491866" calcext:value-type="float">
            <text:p>5,4918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.491866" calcext:value-type="float">
            <text:p>5,4918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.491866" calcext:value-type="float">
            <text:p>5,4918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491866" calcext:value-type="float">
            <text:p>5,4918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.491866" calcext:value-type="float">
            <text:p>5,4918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.491866" calcext:value-type="float">
            <text:p>5,4918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.491866" calcext:value-type="float">
            <text:p>5,4918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.491866" calcext:value-type="float">
            <text:p>5,4918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.491866" calcext:value-type="float">
            <text:p>5,4918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.491866" calcext:value-type="float">
            <text:p>5,4918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.491866" calcext:value-type="float">
            <text:p>5,4918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.491866" calcext:value-type="float">
            <text:p>5,4918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.491866" calcext:value-type="float">
            <text:p>5,4918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491866" calcext:value-type="float">
            <text:p>5,4918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.491866" calcext:value-type="float">
            <text:p>5,4918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.491866" calcext:value-type="float">
            <text:p>5,4918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.491866" calcext:value-type="float">
            <text:p>5,4918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.491866" calcext:value-type="float">
            <text:p>5,4918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.491866" calcext:value-type="float">
            <text:p>5,4918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.491866" calcext:value-type="float">
            <text:p>5,4918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.491866" calcext:value-type="float">
            <text:p>5,4918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.491866" calcext:value-type="float">
            <text:p>5,4918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.491866" calcext:value-type="float">
            <text:p>5,4918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.491866" calcext:value-type="float">
            <text:p>5,4918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.491866" calcext:value-type="float">
            <text:p>5,4918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.090002" calcext:value-type="float">
            <text:p>5,090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.090002" calcext:value-type="float">
            <text:p>5,090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.090002" calcext:value-type="float">
            <text:p>5,090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.090002" calcext:value-type="float">
            <text:p>5,090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.090002" calcext:value-type="float">
            <text:p>5,090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.090002" calcext:value-type="float">
            <text:p>5,090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.090002" calcext:value-type="float">
            <text:p>5,090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.090002" calcext:value-type="float">
            <text:p>5,090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.090002" calcext:value-type="float">
            <text:p>5,090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.090002" calcext:value-type="float">
            <text:p>5,090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.090002" calcext:value-type="float">
            <text:p>5,090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.090002" calcext:value-type="float">
            <text:p>5,090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.090002" calcext:value-type="float">
            <text:p>5,090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.090002" calcext:value-type="float">
            <text:p>5,090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.090002" calcext:value-type="float">
            <text:p>5,090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.090002" calcext:value-type="float">
            <text:p>5,090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.090002" calcext:value-type="float">
            <text:p>5,090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.090002" calcext:value-type="float">
            <text:p>5,090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.090002" calcext:value-type="float">
            <text:p>5,090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.090002" calcext:value-type="float">
            <text:p>5,090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.090002" calcext:value-type="float">
            <text:p>5,090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.090002" calcext:value-type="float">
            <text:p>5,090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.090002" calcext:value-type="float">
            <text:p>5,090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.090002" calcext:value-type="float">
            <text:p>5,090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.090002" calcext:value-type="float">
            <text:p>5,090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.090002" calcext:value-type="float">
            <text:p>5,090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.090002" calcext:value-type="float">
            <text:p>5,090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.090002" calcext:value-type="float">
            <text:p>5,090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.090002" calcext:value-type="float">
            <text:p>5,090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.090002" calcext:value-type="float">
            <text:p>5,090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.090002" calcext:value-type="float">
            <text:p>5,090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.090002" calcext:value-type="float">
            <text:p>5,090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.090002" calcext:value-type="float">
            <text:p>5,090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.090002" calcext:value-type="float">
            <text:p>5,090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.090002" calcext:value-type="float">
            <text:p>5,090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.090002" calcext:value-type="float">
            <text:p>5,090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.090002" calcext:value-type="float">
            <text:p>5,090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.090002" calcext:value-type="float">
            <text:p>5,090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.090002" calcext:value-type="float">
            <text:p>5,090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.090002" calcext:value-type="float">
            <text:p>5,090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.06632" calcext:value-type="float">
            <text:p>5,066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.06632" calcext:value-type="float">
            <text:p>5,066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.06632" calcext:value-type="float">
            <text:p>5,066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.06632" calcext:value-type="float">
            <text:p>5,066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.06632" calcext:value-type="float">
            <text:p>5,066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.012812" calcext:value-type="float">
            <text:p>5,0128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.012812" calcext:value-type="float">
            <text:p>5,0128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.688338" calcext:value-type="float">
            <text:p>4,688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.684864" calcext:value-type="float">
            <text:p>4,6848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.684864" calcext:value-type="float">
            <text:p>4,6848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.684864" calcext:value-type="float">
            <text:p>4,6848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.684864" calcext:value-type="float">
            <text:p>4,6848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.684864" calcext:value-type="float">
            <text:p>4,6848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.684864" calcext:value-type="float">
            <text:p>4,6848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.684864" calcext:value-type="float">
            <text:p>4,6848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.684864" calcext:value-type="float">
            <text:p>4,6848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.684864" calcext:value-type="float">
            <text:p>4,6848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.684864" calcext:value-type="float">
            <text:p>4,6848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.684864" calcext:value-type="float">
            <text:p>4,6848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.684864" calcext:value-type="float">
            <text:p>4,6848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.684864" calcext:value-type="float">
            <text:p>4,6848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.684864" calcext:value-type="float">
            <text:p>4,6848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.684864" calcext:value-type="float">
            <text:p>4,6848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.684864" calcext:value-type="float">
            <text:p>4,6848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.684864" calcext:value-type="float">
            <text:p>4,6848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.684864" calcext:value-type="float">
            <text:p>4,6848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.684864" calcext:value-type="float">
            <text:p>4,6848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.684864" calcext:value-type="float">
            <text:p>4,6848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.684864" calcext:value-type="float">
            <text:p>4,6848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.684864" calcext:value-type="float">
            <text:p>4,6848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.684864" calcext:value-type="float">
            <text:p>4,6848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.684864" calcext:value-type="float">
            <text:p>4,6848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.684864" calcext:value-type="float">
            <text:p>4,6848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.684864" calcext:value-type="float">
            <text:p>4,6848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.684864" calcext:value-type="float">
            <text:p>4,6848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.684864" calcext:value-type="float">
            <text:p>4,6848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4.7299" calcext:value-type="float">
            <text:p>4,7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.719842" calcext:value-type="float">
            <text:p>4,719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.617948" calcext:value-type="float">
            <text:p>4,617948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5T18:58:26.407000000</dc:date>
    <meta:editing-duration>PT1M16S</meta:editing-duration>
    <meta:editing-cycles>1</meta:editing-cycles>
    <meta:document-statistic meta:table-count="1" meta:cell-count="3003" meta:object-count="1"/>
    <meta:generator>LibreOffice/5.1.0.3$Windows_X86_64 LibreOffice_project/5e3e00a007d9b3b6efb6797a8b8e57b51ab1f73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'cameraslog_4.log'.A1:'cameraslog_4.log'.C1001" chart:data-source-has-labels="row" svg:x="0.32cm" svg:y="0.18cm" svg:width="11.01cm" svg:height="8.64cm">
          <chartooo:coordinate-region svg:x="0.76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'cameraslog_4.log'.B2:'cameraslog_4.log'.B1001" chart:label-cell-address="'cameraslog_4.log'.B1:'cameraslog_4.log'.B1" chart:class="chart:scatter">
            <chart:domain table:cell-range-address="'cameraslog_4.log'.A2:'cameraslog_4.log'.A1001"/>
            <chart:data-point chart:repeated="1000"/>
          </chart:series>
          <chart:series chart:style-name="ch8" chart:values-cell-range-address="'cameraslog_4.log'.C2:'cameraslog_4.log'.C1001" chart:label-cell-address="'cameraslog_4.log'.C1:'cameraslog_4.log'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'cameraslog_4.log'.B1:'cameraslog_4.log'.B1</svg:desc>
                </draw:g>
              </table:table-cell>
              <table:table-cell office:value-type="string">
                <text:p>number of cameras</text:p>
                <draw:g>
                  <svg:desc>'cameraslog_4.log'.C1:'cameraslog_4.log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ameraslog_4.log'.A2:'cameraslog_4.log'.A1001</svg:desc>
                </draw:g>
              </table:table-cell>
              <table:table-cell office:value-type="float" office:value="7.33493">
                <text:p>7.33493</text:p>
                <draw:g>
                  <svg:desc>'cameraslog_4.log'.B2:'cameraslog_4.log'.B1001</svg:desc>
                </draw:g>
              </table:table-cell>
              <table:table-cell office:value-type="float" office:value="7">
                <text:p>7</text:p>
                <draw:g>
                  <svg:desc>'cameraslog_4.log'.C2:'cameraslog_4.log'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907953">
                <text:p>7.9079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.565047">
                <text:p>8.5650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.442106">
                <text:p>8.4421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.443059">
                <text:p>8.4430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.589114">
                <text:p>8.5891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.589114">
                <text:p>8.5891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927678">
                <text:p>8.9276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.865535">
                <text:p>8.8655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.865535">
                <text:p>8.8655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865535">
                <text:p>8.8655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.043156">
                <text:p>9.0431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9.116668">
                <text:p>9.1166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.116668">
                <text:p>9.1166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.116668">
                <text:p>9.1166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.458697">
                <text:p>9.45869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9.563744">
                <text:p>9.5637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0.269686">
                <text:p>10.26968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0.269686">
                <text:p>10.26968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.269686">
                <text:p>10.26968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0.269686">
                <text:p>10.26968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9.532224">
                <text:p>9.5322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9.532224">
                <text:p>9.5322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.532224">
                <text:p>9.5322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9.605717">
                <text:p>9.6057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.067642">
                <text:p>9.06764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9.067642">
                <text:p>9.06764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9.067642">
                <text:p>9.06764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9.067642">
                <text:p>9.06764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.067642">
                <text:p>9.06764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.529673">
                <text:p>8.5296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9.130648">
                <text:p>9.1306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9.130648">
                <text:p>9.1306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9.130648">
                <text:p>9.1306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8.886605">
                <text:p>8.8866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8.261084">
                <text:p>8.2610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8.347603">
                <text:p>8.3476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8.347603">
                <text:p>8.3476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8.25055">
                <text:p>8.250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8.25055">
                <text:p>8.250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8.25055">
                <text:p>8.250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8.25055">
                <text:p>8.250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8.256646">
                <text:p>8.2566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8.770341">
                <text:p>8.7703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8.770341">
                <text:p>8.7703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8.770341">
                <text:p>8.7703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8.696837">
                <text:p>8.6968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8.696837">
                <text:p>8.6968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8.696837">
                <text:p>8.6968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8.696837">
                <text:p>8.6968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8.696837">
                <text:p>8.6968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8.696837">
                <text:p>8.6968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8.696837">
                <text:p>8.6968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8.696837">
                <text:p>8.6968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9.301349">
                <text:p>9.3013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9.301349">
                <text:p>9.3013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8.581359">
                <text:p>8.5813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8.581359">
                <text:p>8.5813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8.581359">
                <text:p>8.5813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8.448342">
                <text:p>8.44834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8.283842">
                <text:p>8.28384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8.483289">
                <text:p>8.4832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8.483289">
                <text:p>8.4832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8.483289">
                <text:p>8.4832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8.483289">
                <text:p>8.4832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8.483289">
                <text:p>8.4832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8.483289">
                <text:p>8.4832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7.836781">
                <text:p>7.8367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.836781">
                <text:p>7.8367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.836781">
                <text:p>7.8367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.836781">
                <text:p>7.8367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.256774">
                <text:p>7.2567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.256774">
                <text:p>7.2567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.256774">
                <text:p>7.2567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.162276">
                <text:p>7.1622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.350328">
                <text:p>7.3503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.350328">
                <text:p>7.3503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.350328">
                <text:p>7.3503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7.350328">
                <text:p>7.3503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7.350328">
                <text:p>7.3503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7.423877">
                <text:p>7.4238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7.423877">
                <text:p>7.4238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7.423877">
                <text:p>7.4238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7.423877">
                <text:p>7.4238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7.462336">
                <text:p>7.4623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6.997629">
                <text:p>6.9976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6.997629">
                <text:p>6.9976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6.997629">
                <text:p>6.9976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6.997629">
                <text:p>6.9976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6.403635">
                <text:p>6.4036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6.470151">
                <text:p>6.4701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6.470151">
                <text:p>6.4701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6.470151">
                <text:p>6.4701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6.470151">
                <text:p>6.4701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6.470151">
                <text:p>6.4701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6.470151">
                <text:p>6.4701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6.470151">
                <text:p>6.4701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6.470151">
                <text:p>6.4701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6.470151">
                <text:p>6.4701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.470151">
                <text:p>6.4701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6.470151">
                <text:p>6.4701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6.470151">
                <text:p>6.4701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6.470151">
                <text:p>6.4701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6.221648">
                <text:p>6.2216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6.221648">
                <text:p>6.2216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6.221648">
                <text:p>6.2216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6.221648">
                <text:p>6.2216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6.221648">
                <text:p>6.2216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6.221648">
                <text:p>6.2216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6.221648">
                <text:p>6.2216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6.682898">
                <text:p>6.6828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6.633898">
                <text:p>6.6338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6.633898">
                <text:p>6.6338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6.633898">
                <text:p>6.6338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6.633898">
                <text:p>6.6338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6.633898">
                <text:p>6.6338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6.633898">
                <text:p>6.6338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6.633898">
                <text:p>6.6338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6.633898">
                <text:p>6.6338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6.633898">
                <text:p>6.6338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6.633898">
                <text:p>6.6338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6.633898">
                <text:p>6.6338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6.633898">
                <text:p>6.6338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6.633898">
                <text:p>6.6338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6.633898">
                <text:p>6.6338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6.633898">
                <text:p>6.6338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6.633898">
                <text:p>6.6338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6.633898">
                <text:p>6.6338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6.633898">
                <text:p>6.6338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6.633898">
                <text:p>6.6338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6.633898">
                <text:p>6.6338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6.633898">
                <text:p>6.6338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6.633898">
                <text:p>6.6338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6.633898">
                <text:p>6.6338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6.633898">
                <text:p>6.6338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6.633898">
                <text:p>6.6338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6.633898">
                <text:p>6.6338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6.633898">
                <text:p>6.6338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6.633898">
                <text:p>6.6338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6.633898">
                <text:p>6.6338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6.130877">
                <text:p>6.1308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6.130877">
                <text:p>6.1308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6.130877">
                <text:p>6.1308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6.130877">
                <text:p>6.1308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6.130877">
                <text:p>6.1308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6.130877">
                <text:p>6.1308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6.130877">
                <text:p>6.1308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6.130877">
                <text:p>6.1308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6.130877">
                <text:p>6.1308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6.130877">
                <text:p>6.1308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6.130877">
                <text:p>6.1308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6.130877">
                <text:p>6.1308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6.130877">
                <text:p>6.1308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6.130877">
                <text:p>6.1308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6.130877">
                <text:p>6.1308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6.130877">
                <text:p>6.1308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6.130877">
                <text:p>6.1308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6.130877">
                <text:p>6.1308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6.130877">
                <text:p>6.1308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6.130877">
                <text:p>6.1308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6.130877">
                <text:p>6.1308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6.130877">
                <text:p>6.1308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6.130877">
                <text:p>6.1308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6.29877">
                <text:p>6.298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6.29877">
                <text:p>6.298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6.29877">
                <text:p>6.298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6.29877">
                <text:p>6.298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6.29877">
                <text:p>6.298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6.29877">
                <text:p>6.298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6.29877">
                <text:p>6.298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6.42223">
                <text:p>6.422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6.42223">
                <text:p>6.422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6.42223">
                <text:p>6.422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6.42223">
                <text:p>6.422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6.42223">
                <text:p>6.422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6.42223">
                <text:p>6.422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6.435272">
                <text:p>6.4352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6.435272">
                <text:p>6.4352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6.435272">
                <text:p>6.4352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6.435272">
                <text:p>6.4352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5.79232">
                <text:p>5.792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5.79232">
                <text:p>5.792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5.79232">
                <text:p>5.792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5.79232">
                <text:p>5.792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5.79232">
                <text:p>5.792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5.79232">
                <text:p>5.792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5.79232">
                <text:p>5.792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5.79232">
                <text:p>5.792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5.79232">
                <text:p>5.792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5.79232">
                <text:p>5.792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5.79232">
                <text:p>5.792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5.79232">
                <text:p>5.792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5.79232">
                <text:p>5.792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5.79232">
                <text:p>5.792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5.79232">
                <text:p>5.792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5.79232">
                <text:p>5.792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5.79232">
                <text:p>5.792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5.79232">
                <text:p>5.792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5.79232">
                <text:p>5.792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5.79232">
                <text:p>5.792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5.79232">
                <text:p>5.792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5.79232">
                <text:p>5.792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5.79232">
                <text:p>5.792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5.79232">
                <text:p>5.792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5.79232">
                <text:p>5.792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5.491866">
                <text:p>5.4918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5.491866">
                <text:p>5.4918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5.491866">
                <text:p>5.4918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5.491866">
                <text:p>5.4918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5.491866">
                <text:p>5.4918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5.491866">
                <text:p>5.4918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5.491866">
                <text:p>5.4918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5.491866">
                <text:p>5.4918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5.491866">
                <text:p>5.4918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5.491866">
                <text:p>5.4918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5.491866">
                <text:p>5.4918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5.491866">
                <text:p>5.4918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5.491866">
                <text:p>5.4918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5.491866">
                <text:p>5.4918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5.491866">
                <text:p>5.4918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5.491866">
                <text:p>5.4918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5.491866">
                <text:p>5.4918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5.491866">
                <text:p>5.4918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5.491866">
                <text:p>5.4918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5.491866">
                <text:p>5.4918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5.491866">
                <text:p>5.4918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5.491866">
                <text:p>5.4918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5.491866">
                <text:p>5.4918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5.491866">
                <text:p>5.4918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5.491866">
                <text:p>5.4918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5.491866">
                <text:p>5.4918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5.090002">
                <text:p>5.0900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5.090002">
                <text:p>5.0900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5.090002">
                <text:p>5.0900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5.090002">
                <text:p>5.0900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5.090002">
                <text:p>5.0900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5.090002">
                <text:p>5.0900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5.090002">
                <text:p>5.0900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5.090002">
                <text:p>5.0900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5.090002">
                <text:p>5.0900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5.090002">
                <text:p>5.0900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5.090002">
                <text:p>5.0900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5.090002">
                <text:p>5.0900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5.090002">
                <text:p>5.0900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5.090002">
                <text:p>5.0900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5.090002">
                <text:p>5.0900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5.090002">
                <text:p>5.0900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5.090002">
                <text:p>5.0900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5.090002">
                <text:p>5.0900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5.090002">
                <text:p>5.0900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5.090002">
                <text:p>5.0900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5.090002">
                <text:p>5.0900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5.090002">
                <text:p>5.0900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5.090002">
                <text:p>5.0900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5.090002">
                <text:p>5.0900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5.090002">
                <text:p>5.0900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5.090002">
                <text:p>5.0900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5.090002">
                <text:p>5.0900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5.090002">
                <text:p>5.0900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5.090002">
                <text:p>5.0900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5.090002">
                <text:p>5.0900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5.090002">
                <text:p>5.0900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5.090002">
                <text:p>5.0900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5.090002">
                <text:p>5.0900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5.090002">
                <text:p>5.0900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5.090002">
                <text:p>5.0900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5.090002">
                <text:p>5.0900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5.090002">
                <text:p>5.0900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5.090002">
                <text:p>5.0900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5.090002">
                <text:p>5.0900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5.090002">
                <text:p>5.0900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5.06632">
                <text:p>5.066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5.06632">
                <text:p>5.066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5.06632">
                <text:p>5.066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5.06632">
                <text:p>5.066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5.06632">
                <text:p>5.066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5.012812">
                <text:p>5.0128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5.012812">
                <text:p>5.0128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4.688338">
                <text:p>4.68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4.684864">
                <text:p>4.6848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4.684864">
                <text:p>4.6848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4.684864">
                <text:p>4.6848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4.684864">
                <text:p>4.6848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4.684864">
                <text:p>4.6848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4.684864">
                <text:p>4.6848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4.684864">
                <text:p>4.6848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4.684864">
                <text:p>4.6848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4.684864">
                <text:p>4.6848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4.684864">
                <text:p>4.6848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4.684864">
                <text:p>4.6848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4.684864">
                <text:p>4.6848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4.684864">
                <text:p>4.6848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4.684864">
                <text:p>4.6848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4.684864">
                <text:p>4.6848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4.684864">
                <text:p>4.6848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4.684864">
                <text:p>4.6848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4.684864">
                <text:p>4.6848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4.684864">
                <text:p>4.6848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4.684864">
                <text:p>4.6848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4.684864">
                <text:p>4.6848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4.684864">
                <text:p>4.6848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4.684864">
                <text:p>4.6848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4.684864">
                <text:p>4.6848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4.684864">
                <text:p>4.6848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4.684864">
                <text:p>4.6848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4.684864">
                <text:p>4.6848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4.684864">
                <text:p>4.6848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4.7299">
                <text:p>4.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4.719842">
                <text:p>4.719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4.617948">
                <text:p>4.61794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